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7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&lt;!DOCTYPE<text:s/>html&gt;</text:span><text:span text:style-name="T1_2"><text:line-break/></text:span><text:span text:style-name="T1_3">&lt;html<text:s/>lang="en"&gt;</text:span><text:span text:style-name="T1_4"><text:line-break/></text:span><text:span text:style-name="T1_5">&lt;head&gt;</text:span><text:span text:style-name="T1_6"><text:line-break/></text:span><text:span text:style-name="T1_7"> <text:s/> &lt;meta<text:s/>charset="UTF-8"&gt;</text:span><text:span text:style-name="T1_8"><text:line-break/></text:span><text:span text:style-name="T1_9"> <text:s/> &lt;meta<text:s/>name="viewport"<text:s/>content="width=device-width,<text:s/>initial-scale=1.0"&gt;</text:span><text:span text:style-name="T1_10"><text:line-break/></text:span><text:span text:style-name="T1_11"> <text:s/> &lt;title&gt;MiO&lt;/title&gt;</text:span><text:span text:style-name="T1_12"><text:line-break/></text:span><text:span text:style-name="T1_13"> <text:s/> &lt;style&gt;</text:span><text:span text:style-name="T1_14"><text:line-break/></text:span><text:span text:style-name="T1_15"> <text:s/> <text:s/> <text:s/> body<text:s/>{</text:span><text:span text:style-name="T1_16"><text:line-break/></text:span><text:span text:style-name="T1_17"> <text:s/> <text:s/> <text:s/> <text:s/> <text:s/> font-family:<text:s/>Arial,<text:s/>sans-serif;</text:span><text:span text:style-name="T1_18"><text:line-break/></text:span><text:span text:style-name="T1_19"> <text:s/> <text:s/> <text:s/> <text:s/> <text:s/> margin:<text:s/>0;</text:span><text:span text:style-name="T1_20"><text:line-break/></text:span><text:span text:style-name="T1_21"> <text:s/> <text:s/> <text:s/> <text:s/> <text:s/> padding:<text:s/>0;</text:span><text:span text:style-name="T1_22"><text:line-break/></text:span><text:span text:style-name="T1_23"> <text:s/> <text:s/> <text:s/> <text:s/> <text:s/> background-color:<text:s/>#f9f9f9;</text:span><text:span text:style-name="T1_24"><text:line-break/></text:span><text:span text:style-name="T1_25"> <text:s/> <text:s/> <text:s/> }</text:span><text:span text:style-name="T1_26"><text:line-break/></text:span><text:span text:style-name="T1_27"> <text:s/> <text:s/> <text:s/> header<text:s/>{</text:span><text:span text:style-name="T1_28"><text:line-break/></text:span><text:span text:style-name="T1_29"> <text:s/> <text:s/> <text:s/> <text:s/> <text:s/> background-color:<text:s/>#4CAF50;</text:span><text:span text:style-name="T1_30"><text:line-break/></text:span><text:span text:style-name="T1_31"> <text:s/> <text:s/> <text:s/> <text:s/> <text:s/> color:<text:s/>white;</text:span><text:span text:style-name="T1_32"><text:line-break/></text:span><text:span text:style-name="T1_33"> <text:s/> <text:s/> <text:s/> <text:s/> <text:s/> padding:<text:s/>1em;</text:span><text:span text:style-name="T1_34"><text:line-break/></text:span><text:span text:style-name="T1_35"> <text:s/> <text:s/> <text:s/> <text:s/> <text:s/> text-align:<text:s/>center;</text:span><text:span text:style-name="T1_36"><text:line-break/></text:span><text:span text:style-name="T1_37"> <text:s/> <text:s/> <text:s/> }</text:span><text:span text:style-name="T1_38"><text:line-break/></text:span><text:span text:style-name="T1_39"> <text:s/> <text:s/> <text:s/> main<text:s/>{</text:span><text:span text:style-name="T1_40"><text:line-break/></text:span><text:span text:style-name="T1_41"> <text:s/> <text:s/> <text:s/> <text:s/> <text:s/> padding:<text:s/>2em;</text:span><text:span text:style-name="T1_42"><text:line-break/></text:span><text:span text:style-name="T1_43"> <text:s/> <text:s/> <text:s/> }</text:span><text:span text:style-name="T1_44"><text:line-break/></text:span><text:span text:style-name="T1_45"> <text:s/> <text:s/> <text:s/> form<text:s/>{</text:span><text:span text:style-name="T1_46"><text:line-break/></text:span><text:span text:style-name="T1_47"> <text:s/> <text:s/> <text:s/> <text:s/> <text:s/> display:<text:s/>flex;</text:span><text:span text:style-name="T1_48"><text:line-break/></text:span><text:span text:style-name="T1_49"> <text:s/> <text:s/> <text:s/> <text:s/> <text:s/> justify-content:<text:s/>center;</text:span><text:span text:style-name="T1_50"><text:line-break/></text:span><text:span text:style-name="T1_51"> <text:s/> <text:s/> <text:s/> <text:s/> <text:s/> gap:<text:s/>10px;</text:span><text:span text:style-name="T1_52"><text:line-break/></text:span><text:span text:style-name="T1_53"> <text:s/> <text:s/> <text:s/> }</text:span><text:span text:style-name="T1_54"><text:line-break/></text:span><text:span text:style-name="T1_55"> <text:s/> <text:s/> <text:s/> form<text:s/>input<text:s/>{</text:span><text:span text:style-name="T1_56"><text:line-break/></text:span><text:span text:style-name="T1_57"> <text:s/> <text:s/> <text:s/> <text:s/> <text:s/> padding:<text:s/>0.5em;</text:span><text:span text:style-name="T1_58"><text:line-break/></text:span><text:span text:style-name="T1_59"> <text:s/> <text:s/> <text:s/> <text:s/> <text:s/> font-size:<text:s/>1em;</text:span><text:span text:style-name="T1_60"><text:line-break/></text:span><text:span text:style-name="T1_61"> <text:s/> <text:s/> <text:s/> }</text:span><text:span text:style-name="T1_62"><text:line-break/></text:span><text:span text:style-name="T1_63"> <text:s/> <text:s/> <text:s/> form<text:s/>button<text:s/>{</text:span><text:span text:style-name="T1_64"><text:line-break/></text:span><text:span text:style-name="T1_65"> <text:s/> <text:s/> <text:s/> <text:s/> <text:s/> padding:<text:s/>0.5em<text:s/>1em;</text:span><text:span text:style-name="T1_66"><text:line-break/></text:span><text:span text:style-name="T1_67"> <text:s/> <text:s/> <text:s/> <text:s/> <text:s/> font-size:<text:s/>1em;</text:span><text:span text:style-name="T1_68"><text:line-break/></text:span><text:span text:style-name="T1_69"> <text:s/> <text:s/> <text:s/> <text:s/> <text:s/> background-color:<text:s/>#4CAF50;</text:span><text:span text:style-name="T1_70"><text:line-break/></text:span><text:span text:style-name="T1_71"> <text:s/> <text:s/> <text:s/> <text:s/> <text:s/> color:<text:s/>white;</text:span><text:span text:style-name="T1_72"><text:line-break/></text:span><text:span text:style-name="T1_73"> <text:s/> <text:s/> <text:s/> <text:s/> <text:s/> border:<text:s/>none;</text:span><text:span text:style-name="T1_74"><text:line-break/></text:span><text:span text:style-name="T1_75"> <text:s/> <text:s/> <text:s/> <text:s/> <text:s/> cursor:<text:s/>pointer;</text:span><text:span text:style-name="T1_76"><text:line-break/></text:span><text:span text:style-name="T1_77"> <text:s/> <text:s/> <text:s/> }</text:span><text:span text:style-name="T1_78"><text:line-break/></text:span><text:span text:style-name="T1_79"> <text:s/> <text:s/> <text:s/> form<text:s/>button:hover<text:s/>{</text:span><text:span text:style-name="T1_80"><text:line-break/></text:span><text:span text:style-name="T1_81"> <text:s/> <text:s/> <text:s/> <text:s/> <text:s/> background-color:<text:s/>#45a049;</text:span><text:span text:style-name="T1_82"><text:line-break/></text:span><text:span text:style-name="T1_83"> <text:s/> <text:s/> <text:s/> }</text:span><text:span text:style-name="T1_84"><text:line-break/></text:span><text:span text:style-name="T1_85"> <text:s/> <text:s/> <text:s/> .results<text:s/>{</text:span><text:span text:style-name="T1_86"><text:line-break/></text:span><text:span text:style-name="T1_87"> <text:s/> <text:s/> <text:s/> <text:s/> <text:s/> margin-top:<text:s/>2em;</text:span><text:span text:style-name="T1_88"><text:line-break/></text:span><text:span text:style-name="T1_89"> <text:s/> <text:s/> <text:s/> }</text:span><text:span text:style-name="T1_90"><text:line-break/></text:span><text:span text:style-name="T1_91"> <text:s/> <text:s/> <text:s/> .product<text:s/>{</text:span><text:span text:style-name="T1_92"><text:line-break/></text:span><text:span text:style-name="T1_93"> <text:s/> <text:s/> <text:s/> <text:s/> <text:s/> background-color:<text:s/>white;</text:span><text:span text:style-name="T1_94"><text:line-break/></text:span><text:span text:style-name="T1_95"> <text:s/> <text:s/> <text:s/> <text:s/> <text:s/> border:<text:s/>1px<text:s/>solid<text:s/>#ddd;</text:span><text:span text:style-name="T1_96"><text:line-break/></text:span><text:span text:style-name="T1_97"> <text:s/> <text:s/> <text:s/> <text:s/> <text:s/> padding:<text:s/>1em;</text:span><text:span text:style-name="T1_98"><text:line-break/></text:span><text:span text:style-name="T1_99"> <text:s/> <text:s/> <text:s/> <text:s/> <text:s/> margin-bottom:<text:s/>1em;</text:span><text:span text:style-name="T1_100"><text:line-break/></text:span><text:span text:style-name="T1_101"> <text:s/> <text:s/> <text:s/> <text:s/> <text:s/> border-radius:<text:s/>5px;</text:span><text:span text:style-name="T1_102"><text:line-break/></text:span><text:span text:style-name="T1_103"> <text:s/> <text:s/> <text:s/> <text:s/> <text:s/> box-shadow:<text:s/>0<text:s/>2px<text:s/>5px<text:s/>rgba(0,<text:s/>0,<text:s/>0,<text:s/>0.1);</text:span><text:span text:style-name="T1_104"><text:line-break/></text:span><text:span text:style-name="T1_105"> <text:s/> <text:s/> <text:s/> }</text:span><text:span text:style-name="T1_106"><text:line-break/></text:span><text:span text:style-name="T1_107"> <text:s/> &lt;/style&gt;</text:span><text:span text:style-name="T1_108"><text:line-break/></text:span><text:span text:style-name="T1_109">&lt;/head&gt;</text:span><text:span text:style-name="T1_110"><text:line-break/></text:span><text:span text:style-name="T1_111">&lt;body&gt;</text:span><text:span text:style-name="T1_112"><text:line-break/></text:span><text:span text:style-name="T1_113"> <text:s/> &lt;header&gt;</text:span><text:span text:style-name="T1_114"><text:line-break/></text:span><text:span text:style-name="T1_115"> <text:s/> <text:s/> <text:s/> &lt;h1&gt;MiO&lt;/h1&gt;</text:span><text:span text:style-name="T1_116"><text:line-break/></text:span><text:span text:style-name="T1_117"> <text:s/> <text:s/> <text:s/> &lt;p&gt;Find<text:s/>products<text:s/>that<text:s/>sell<text:s/>low<text:s/>globally<text:s/>and<text:s/>high<text:s/>locally!&lt;/p&gt;</text:span><text:span text:style-name="T1_118"><text:line-break/></text:span><text:span text:style-name="T1_119"> <text:s/> &lt;/header&gt;</text:span><text:span text:style-name="T1_120"><text:line-break/></text:span><text:span text:style-name="T1_121"> <text:s/> &lt;main&gt;</text:span><text:span text:style-name="T1_122"><text:line-break/></text:span><text:span text:style-name="T1_123"> <text:s/> <text:s/> <text:s/> &lt;form<text:s/>id="search-form"&gt;</text:span><text:span text:style-name="T1_124"><text:line-break/></text:span><text:span text:style-name="T1_125"> <text:s/> <text:s/> <text:s/> <text:s/> <text:s/> &lt;input<text:s/>type="text"<text:s/>id="query"<text:s/>placeholder="Search<text:s/>for<text:s/>products..."<text:s/>required&gt;</text:span><text:span text:style-name="T1_126"><text:line-break/></text:span><text:span text:style-name="T1_127"> <text:s/> <text:s/> <text:s/> <text:s/> <text:s/> &lt;button<text:s/>type="submit"&gt;Search&lt;/button&gt;</text:span><text:span text:style-name="T1_128"><text:line-break/></text:span><text:span text:style-name="T1_129"> <text:s/> <text:s/> <text:s/> &lt;/form&gt;</text:span><text:span text:style-name="T1_130"><text:line-break/></text:span><text:span text:style-name="T1_131"> <text:s/> <text:s/> <text:s/> &lt;div<text:s/>id="results"<text:s/>class="results"&gt;&lt;/div&gt;</text:span><text:span text:style-name="T1_132"><text:line-break/></text:span><text:span text:style-name="T1_133"> <text:s/> &lt;/main&gt;</text:span><text:span text:style-name="T1_134"><text:line-break/></text:span><text:span text:style-name="T1_135"> <text:s/> &lt;script&gt;</text:span><text:span text:style-name="T1_136"><text:line-break/></text:span><text:span text:style-name="T1_137"> <text:s/> <text:s/> <text:s/> const<text:s/>form<text:s/>=<text:s/>document.getElementById('search-form');</text:span><text:span text:style-name="T1_138"><text:line-break/></text:span><text:span text:style-name="T1_139"> <text:s/> <text:s/> <text:s/> const<text:s/>resultsDiv<text:s/>=<text:s/>document.getElementById('results');</text:span><text:span text:style-name="T1_140"><text:line-break/></text:span><text:span text:style-name="T1_141"><text:line-break/></text:span><text:span text:style-name="T1_142"> <text:s/> <text:s/> <text:s/> form.addEventListener('submit',<text:s/>async<text:s/>(e)<text:s/>=&gt;<text:s/>{</text:span><text:span text:style-name="T1_143"><text:line-break/></text:span><text:span text:style-name="T1_144"> <text:s/> <text:s/> <text:s/> <text:s/> <text:s/> e.preventDefault();</text:span><text:span text:style-name="T1_145"><text:line-break/></text:span><text:span text:style-name="T1_146"> <text:s/> <text:s/> <text:s/> <text:s/> <text:s/> const<text:s/>query<text:s/>=<text:s/>document.getElementById('query').value;</text:span><text:span text:style-name="T1_147"><text:line-break/></text:span><text:span text:style-name="T1_148"> <text:s/> <text:s/> <text:s/> <text:s/> <text:s/> resultsDiv.innerHTML<text:s/>=<text:s/>'&lt;p&gt;Loading...&lt;/p&gt;';</text:span><text:span text:style-name="T1_149"><text:line-break/></text:span><text:span text:style-name="T1_150"><text:line-break/></text:span><text:span text:style-name="T1_151"> <text:s/> <text:s/> <text:s/> <text:s/> <text:s/> try<text:s/>{</text:span><text:span text:style-name="T1_152"><text:line-break/></text:span><text:span text:style-name="T1_153"> <text:s/> <text:s/> <text:s/> <text:s/> <text:s/> <text:s/> <text:s/> const<text:s/>response<text:s/>=<text:s/>await<text:s/>fetch(`https://fakestoreapi.com/products`);</text:span><text:span text:style-name="T1_154"><text:line-break/></text:span><text:span text:style-name="T1_155"> <text:s/> <text:s/> <text:s/> <text:s/> <text:s/> <text:s/> <text:s/> const<text:s/>data<text:s/>=<text:s/>await<text:s/>response.json();</text:span><text:span text:style-name="T1_156"><text:line-break/></text:span><text:span text:style-name="T1_157"><text:line-break/></text:span><text:span text:style-name="T1_158"> <text:s/> <text:s/> <text:s/> <text:s/> <text:s/> <text:s/> <text:s/> const<text:s/>filteredProducts<text:s/>=<text:s/>data.filter(product<text:s/>=&gt;<text:s/>product.title.toLowerCase().includes(query.toLowerCase()));</text:span><text:span text:style-name="T1_159"><text:line-break/></text:span><text:span text:style-name="T1_160"><text:line-break/></text:span><text:span text:style-name="T1_161"> <text:s/> <text:s/> <text:s/> <text:s/> <text:s/> <text:s/> <text:s/> if<text:s/>(filteredProducts.length<text:s/>&gt;<text:s/>0)<text:s/>{</text:span><text:span text:style-name="T1_162"><text:line-break/></text:span><text:span text:style-name="T1_163"> <text:s/> <text:s/> <text:s/> <text:s/> <text:s/> <text:s/> <text:s/> <text:s/> <text:s/> resultsDiv.innerHTML<text:s/>=<text:s/>'';</text:span><text:span text:style-name="T1_164"><text:line-break/></text:span><text:span text:style-name="T1_165"> <text:s/> <text:s/> <text:s/> <text:s/> <text:s/> <text:s/> <text:s/> <text:s/> <text:s/> filteredProducts.forEach(product<text:s/>=&gt;<text:s/>{</text:span><text:span text:style-name="T1_166"><text:line-break/></text:span><text:span text:style-name="T1_167"> <text:s/> <text:s/> <text:s/> <text:s/> <text:s/> <text:s/> <text:s/> <text:s/> <text:s/> <text:s/> <text:s/> const<text:s/>productDiv<text:s/>=<text:s/>document.createElement('div');</text:span><text:span text:style-name="T1_168"><text:line-break/></text:span><text:span text:style-name="T1_169"> <text:s/> <text:s/> <text:s/> <text:s/> <text:s/> <text:s/> <text:s/> <text:s/> <text:s/> <text:s/> <text:s/> productDiv.className<text:s/>=<text:s/>'product';</text:span><text:span text:style-name="T1_170"><text:line-break/></text:span><text:span text:style-name="T1_171"> <text:s/> <text:s/> <text:s/> <text:s/> <text:s/> <text:s/> <text:s/> <text:s/> <text:s/> <text:s/> <text:s/> productDiv.innerHTML<text:s/>=<text:s/>`</text:span><text:span text:style-name="T1_172"><text:line-break/></text:span><text:span text:style-name="T1_173"> <text:s/> <text:s/> <text:s/> <text:s/> <text:s/> <text:s/> <text:s/> <text:s/> <text:s/> <text:s/> <text:s/> <text:s/> <text:s/> &lt;h2&gt;${product.title}&lt;/h2&gt;</text:span><text:span text:style-name="T1_174"><text:line-break/></text:span><text:span text:style-name="T1_175"> <text:s/> <text:s/> <text:s/> <text:s/> <text:s/> <text:s/> <text:s/> <text:s/> <text:s/> <text:s/> <text:s/> <text:s/> <text:s/> &lt;p&gt;Global<text:s/>Price:<text:s/>$${product.price.toFixed(2)}&lt;/p&gt;</text:span><text:span text:style-name="T1_176"><text:line-break/></text:span><text:span text:style-name="T1_177"> <text:s/> <text:s/> <text:s/> <text:s/> <text:s/> <text:s/> <text:s/> <text:s/> <text:s/> <text:s/> <text:s/> <text:s/> <text:s/> &lt;p&gt;Potential<text:s/>Local<text:s/>Price:<text:s/>$${(product.price<text:s/>*<text:s/>1.5).toFixed(2)}&lt;/p&gt;</text:span><text:span text:style-name="T1_178"><text:line-break/></text:span><text:span text:style-name="T1_179"> <text:s/> <text:s/> <text:s/> <text:s/> <text:s/> <text:s/> <text:s/> <text:s/> <text:s/> <text:s/> <text:s/> <text:s/> <text:s/> &lt;p&gt;Profit<text:s/>Margin:<text:s/>$${(product.price<text:s/>*<text:s/>0.5).toFixed(2)}&lt;/p&gt;</text:span><text:span text:style-name="T1_180"><text:line-break/></text:span><text:span text:style-name="T1_181"> <text:s/> <text:s/> <text:s/> <text:s/> <text:s/> <text:s/> <text:s/> <text:s/> <text:s/> <text:s/> <text:s/> <text:s/> <text:s/> &lt;img<text:s/>src="${product.image}"<text:s/>alt="${product.title}"<text:s/>style="max-width:<text:s/>100px;"&gt;</text:span><text:span text:style-name="T1_182"><text:line-break/></text:span><text:span text:style-name="T1_183"> <text:s/> <text:s/> <text:s/> <text:s/> <text:s/> <text:s/> <text:s/> <text:s/> <text:s/> <text:s/> <text:s/> `;</text:span><text:span text:style-name="T1_184"><text:line-break/></text:span><text:span text:style-name="T1_185"> <text:s/> <text:s/> <text:s/> <text:s/> <text:s/> <text:s/> <text:s/> <text:s/> <text:s/> <text:s/> <text:s/> resultsDiv.appendChild(productDiv);</text:span><text:span text:style-name="T1_186"><text:line-break/></text:span><text:span text:style-name="T1_187"> <text:s/> <text:s/> <text:s/> <text:s/> <text:s/> <text:s/> <text:s/> <text:s/> <text:s/> });</text:span><text:span text:style-name="T1_188"><text:line-break/></text:span><text:span text:style-name="T1_189"> <text:s/> <text:s/> <text:s/> <text:s/> <text:s/> <text:s/> <text:s/> }<text:s/>else<text:s/>{</text:span><text:span text:style-name="T1_190"><text:line-break/></text:span><text:span text:style-name="T1_191"> <text:s/> <text:s/> <text:s/> <text:s/> <text:s/> <text:s/> <text:s/> <text:s/> <text:s/> resultsDiv.innerHTML<text:s/>=<text:s/>'&lt;p&gt;No<text:s/>products<text:s/>found<text:s/>matching<text:s/>your<text:s/>search.&lt;/p&gt;';</text:span><text:span text:style-name="T1_192"><text:line-break/></text:span><text:span text:style-name="T1_193"> <text:s/> <text:s/> <text:s/> <text:s/> <text:s/> <text:s/> <text:s/> }</text:span><text:span text:style-name="T1_194"><text:line-break/></text:span><text:span text:style-name="T1_195"> <text:s/> <text:s/> <text:s/> <text:s/> <text:s/> }<text:s/>catch<text:s/>(error)<text:s/>{</text:span><text:span text:style-name="T1_196"><text:line-break/></text:span><text:span text:style-name="T1_197"> <text:s/> <text:s/> <text:s/> <text:s/> <text:s/> <text:s/> <text:s/> resultsDiv.innerHTML<text:s/>=<text:s/>'&lt;p&gt;Error<text:s/>loading<text:s/>products.<text:s/>Please<text:s/>try<text:s/>again<text:s/>later.&lt;/p&gt;';</text:span><text:span text:style-name="T1_198"><text:line-break/></text:span><text:span text:style-name="T1_199"> <text:s/> <text:s/> <text:s/> <text:s/> <text:s/> }</text:span><text:span text:style-name="T1_200"><text:line-break/></text:span><text:span text:style-name="T1_201"> <text:s/> <text:s/> <text:s/> });</text:span><text:span text:style-name="T1_202"><text:line-break/></text:span><text:span text:style-name="T1_203"> <text:s/> &lt;/script&gt;</text:span><text:span text:style-name="T1_204"><text:line-break/></text:span><text:span text:style-name="T1_205">&lt;/body&gt;</text:span><text:span text:style-name="T1_206"><text:line-break/></text:span><text:span text:style-name="T1_207">&lt;/html&gt;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